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188.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44.15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HOW TO USE THIS DOCUMENT</text:span></text:p>
            <text:p><text:span text:style-name="T2">Each row represents an iteration around the experimentation cycle. Adhere to any limited specified in the lab description. Create a folder to store all curves, and make sure curve file names contain either timestamps or job ids.</text:span></text:p>
            <text:p><text:span text:style-name="T2">First column, Experiment Id, is to be set by you.</text:span></text:p>
            <text:p><text:span text:style-name="T2">Second column, Source Expriments, contains the Expriment Id/s upon which this particular cycle is based on.</text:span></text:p>
            <text:p><text:span text:style-name="T2">Third column, Hypothesis, proposes questions and answers to the outcomes of the source experiments.</text:span></text:p>
            <text:p><text:span text:style-name="T2">Fourth column, Experimental design, describes how the current hypothesis will be tested.</text:span></text:p>
            <text:p><text:span text:style-name="T2">Fifth column, Model summary, describes model being tested.</text:span></text:p>
            <text:p><text:span text:style-name="T2">Sixth column, Outcomes, includes results (Descriptive of curves and performance, together with performance metrics)</text:span></text:p>
            <text:p><text:span text:style-name="T2">Seventh column, Timestamp curves, contains the timestamp associated with the curves of this experiment</text:span></text:p>
            <text:p><text:span text:style-name="T2">Eighth column, Job Ids, contains the slurm job ids associated with this experiment.</text:span></text:p>
          </table:table-cell>
          <table:covered-table-cell table:number-columns-repeated="8"/>
          <table:table-cell table:style-name="ce7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Experiment id</text:p>
          </table:table-cell>
          <table:table-cell table:style-name="ce2" office:value-type="string" calcext:value-type="string">
            <text:p>Source experiment</text:p>
          </table:table-cell>
          <table:table-cell table:style-name="ce2" office:value-type="string" calcext:value-type="string">
            <text:p>Hypothesis</text:p>
          </table:table-cell>
          <table:table-cell table:style-name="ce2" office:value-type="string" calcext:value-type="string">
            <text:p>Experimental design</text:p>
          </table:table-cell>
          <table:table-cell table:style-name="ce14" office:value-type="string" calcext:value-type="string">
            <text:p>Model summary</text:p>
          </table:table-cell>
          <table:table-cell table:style-name="ce2" office:value-type="string" calcext:value-type="string">
            <text:p>Outcomes</text:p>
          </table:table-cell>
          <table:table-cell table:style-name="ce2" office:value-type="string" calcext:value-type="string">
            <text:p>Timestamp curves</text:p>
          </table:table-cell>
          <table:table-cell table:style-name="ce2" office:value-type="string" calcext:value-type="string">
            <text:p>Job Ids</text:p>
          </table:table-cell>
          <table:table-cell table:style-name="ce7" table:number-columns-repeated="19"/>
          <table:table-cell table:number-columns-repeated="997"/>
        </table:table-row>
        <table:table-row table:style-name="ro3">
          <table:table-cell table:style-name="ce3" office:value-type="string" calcext:value-type="string">
            <text:p>Zer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A shallow network should work minimally in this problem, where low level details seem to be particularly relevant.</text:p>
          </table:table-cell>
          <table:table-cell table:style-name="ce12" office:value-type="string" calcext:value-type="string">
            <text:p>2 3x3 Convs, a GAP and a 16 dense (all relu) before the output (softmax). He weight init on all layers. Using SGD and mom 0.8 we test several LR (0.1, 0.01, 0,001) and batch sizes (256, 128). </text:p>
            <text:p>Total experiments: 5</text:p>
          </table:table-cell>
          <table:table-cell table:style-name="ce15" office:value-type="string" calcext:value-type="string">
            <text:p>All models in this experiment use this same model, as only LR is changed:</text:p>
            <text:p/>
            <text:p>Layer (type)                 Output Shape              Param #   </text:p>
            <text:p>=================================================================</text:p>
            <text:p>conv2d (Conv2D)              (None, 256, 256, 32)      896       </text:p>
            <text:p>_________________________________________________________________</text:p>
            <text:p>conv2d_1 (Conv2D)            (None, 256, 256, 32)      9248      </text:p>
            <text:p>_________________________________________________________________</text:p>
            <text:p>global_average_pooling2d (Gl (None, 32)                0         </text:p>
            <text:p>_________________________________________________________________</text:p>
            <text:p>dense (Dense)                (None, 16)                528       </text:p>
            <text:p>_________________________________________________________________</text:p>
            <text:p>dense_1 (Dense)              (None, 29)                493       </text:p>
            <text:p>=================================================================</text:p>
            <text:p>Total params: 11,165</text:p>
            <text:p>Trainable params: 11,165</text:p>
            <text:p>Non-trainable params: 0</text:p>
          </table:table-cell>
          <table:table-cell table:style-name="ce12" office:value-type="string" calcext:value-type="string">
            <text:p>Batch size 256 crashes due to memory limit. We will stick to 128. Much better than random classifier. LR 0.01 shows a slow convergence, no overfitting, reaching 35 acc in 45 epochs. LR 0.1 is faster, reaching the same mark in 15 epochs and going a bit above. Rather noisy learning in most cases.</text:p>
            <text:p>LR 0.001 not tested as tendency indicates it would be even slower convergence than 0.01. Only 2 successful experiments (BS128, LR0.1-0.01)</text:p>
          </table:table-cell>
          <table:table-cell table:style-name="ce12" office:value-type="string" calcext:value-type="string">
            <text:p>LR 0.1: 20230502_125254</text:p>
            <text:p>LR 0.01: 20230502_143123</text:p>
          </table:table-cell>
          <table:table-cell table:style-name="ce12" office:value-type="string" calcext:value-type="string">
            <text:p>LR 0.1: 6931564</text:p>
            <text:p>LR 0.01: 6931606</text:p>
          </table:table-cell>
          <table:table-cell table:style-name="ce12" table:number-columns-repeated="19"/>
          <table:table-cell table:number-columns-repeated="997"/>
        </table:table-row>
        <table:table-row table:style-name="ro4">
          <table:table-cell table:style-name="ce4"/>
          <table:table-cell table:style-name="ce9" office:value-type="string" calcext:value-type="string">
            <text:p>Zero</text:p>
          </table:table-cell>
          <table:table-cell table:style-name="ce13" office:value-type="string" calcext:value-type="string">
            <text:p>Based on F3, propose a hypothesis</text:p>
          </table:table-cell>
          <table:table-cell table:style-name="ce13" office:value-type="string" calcext:value-type="string">
            <text:p>Define an experiment to test C4</text:p>
          </table:table-cell>
          <table:table-cell table:style-name="ce16" office:value-type="string" calcext:value-type="string">
            <text:p>...</text:p>
          </table:table-cell>
          <table:table-cell table:style-name="ce13" office:value-type="string" calcext:value-type="string">
            <text:p>Describe results of D4</text:p>
          </table:table-cell>
          <table:table-cell table:style-name="ce9" table:number-columns-repeated="21"/>
          <table:table-cell table:number-columns-repeated="997"/>
        </table:table-row>
        <table:table-row table:style-name="ro2" table:number-rows-repeated="5">
          <table:table-cell table:style-name="ce4"/>
          <table:table-cell table:style-name="ce9" table:number-columns-repeated="3"/>
          <table:table-cell table:style-name="ce16"/>
          <table:table-cell table:style-name="ce9" table:number-columns-repeated="22"/>
          <table:table-cell table:number-columns-repeated="997"/>
        </table:table-row>
        <table:table-row table:style-name="ro2">
          <table:table-cell table:style-name="ce5"/>
          <table:table-cell table:style-name="ce10" table:number-columns-repeated="3"/>
          <table:table-cell table:style-name="ce17"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6" office:value-type="string" calcext:value-type="string">
            <text:p>Limit of 7 experimentation cycles</text:p>
          </table:table-cell>
          <table:table-cell table:style-name="ce11" table:number-columns-repeated="3"/>
          <table:table-cell table:style-name="ce18"/>
          <table:table-cell table:style-name="ce11" table:number-columns-repeated="3"/>
          <table:table-cell table:style-name="ce7" table:number-columns-repeated="19"/>
          <table:table-cell table:number-columns-repeated="997"/>
        </table:table-row>
        <table:table-row table:style-name="ro2">
          <table:table-cell table:style-name="ce6" office:value-type="string" calcext:value-type="string">
            <text:p>Test results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7" table:number-columns-repeated="19"/>
          <table:table-cell table:number-columns-repeated="997"/>
        </table:table-row>
        <table:table-row table:style-name="ro2" table:number-rows-repeated="989">
          <table:table-cell table:style-name="ce7" table:number-columns-repeated="4"/>
          <table:table-cell table:style-name="ce19"/>
          <table:table-cell table:style-name="ce7" table:number-columns-repeated="22"/>
          <table:table-cell table:number-columns-repeated="997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3:12:20.940051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5-02T17:33:01.950668014</dc:date>
    <dc:creator>Dario Garcia-Gasulla</dc:creator>
    <meta:editing-duration>PT4H25M7S</meta:editing-duration>
    <meta:editing-cycles>4</meta:editing-cycles>
    <meta:document-statistic meta:table-count="1" meta:cell-count="31" meta:object-count="0"/>
  </office:meta>
</office:document-meta>
</file>